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paragraph-properties fo:line-height="200%"/>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line-height="200%"/>
    </style:style>
    <style:style style:name="P4" style:family="paragraph" style:parent-style-name="Standard" style:list-style-name="L2">
      <style:paragraph-properties fo:line-height="200%"/>
      <style:text-properties style:text-underline-style="none" fo:font-weight="normal" style:font-weight-asian="normal" style:font-weight-complex="normal"/>
    </style:style>
    <style:style style:name="T1" style:family="text">
      <style:text-properties fo:font-style="italic" style:text-underline-style="solid" style:text-underline-width="auto" style:text-underline-color="font-color"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69563272193040142" text:style-name="L1">
        <text:list-header>
          <text:p text:style-name="P2">PART – I</text:p>
          <text:p text:style-name="P3"><text:s/></text:p>
        </text:list-header>
        <text:list-item>
          <text:p text:style-name="P3"><text:span text:style-name="T1">Disagree</text:span> – Though the sources of values and our ideas of right and wrong are different, still the general good is common for all (cultures). Every culture, religion, law and organization will consider cheating, harassing, betraying unethical. The situations in which they are practiced, its cause, execution and the result may vary, but these traits are considered unacceptable in every society.</text:p>
        </text:list-item>
        <text:list-item>
          <text:p text:style-name="P3">Religious people are about as likely as anyone else to see things as 'black and white' when it comes to assessing moral values. People who are really religious are governed by the golden rule – to see others religion as their own – understand, accept, accommodate and respect other religion- but religious fundamentalist and fanatics are more concerned about the methods rather than the true spirit or value of their religion and these people would be less likely than anyone else to see things as 'black and white' when it comes to assessing moral issues.</text:p>
        </text:list-item>
        <text:list-item>
          <text:p text:style-name="P3">A. <text:span text:style-name="T1">Agree</text:span> – our views about right and wrong are more strongly influenced by those who are close to us. Our parents, family and other relatives are the people who give us a sense of right or wrong in our formative years. Sometimes a negative view that was inherited from the family may get adjusted due to social interaction with larger society.</text:p>
          <text:p text:style-name="P3">B. <text:span text:style-name="T1">Disagree</text:span> – Based on the value system developed during the early age, we read, understand the mass medias – no book or media is unbiased – they take a position and convey message which is their view. But how much they influence us depends on the age, exposure and critical stance we have. Adolescence is the age when we look outside to create our own identity, where we are more influenced by peers, medias depending upon our taste, interests, etc.</text:p>
          <text:p text:style-name="P3">C. <text:span text:style-name="T1">Disagree</text:span> – Even before our awareness of law, the sense of right and wrong exist. The law reinforces that at a later stage. But what is right or moral to an individual based on a situation <text:soft-page-break/>need not be legal. You get a call saying that your friend is serious, you speed your way through the road is not legal.</text:p>
          <text:p text:style-name="P3">D. <text:span text:style-name="T1">Disagree</text:span> – Even before laws came into force, personal and community conducts were checked by religion. In most of the families, most of their rights and wrongs are based on their religious codes. Later as individuals grow and step into the larger world, we adjust certain things as we understand that the practices needs to change as to time and situation and spirit or value of that <text:s/>religion is more important. I completely agree to the adage that nobody follows the bible, we follow or interpret Bible according to our convenience.</text:p>
          <text:p text:style-name="P3">E. <text:span text:style-name="T1">Agree</text:span> – Business codes are more narrow and pertains to that company or organization. But most of the business codes, though implicit aligns with larger values or sense of right of that culture.</text:p>
        </text:list-item>
        <text:list-item>
          <text:p text:style-name="P3"><text:span text:style-name="T1">D. The moral values of our society haven't changed, but behavior has.</text:span> <text:s/>The moral values of any society doesn't change. They are the yardstick, by which the society measures its value system. The values such as truth, loyalty, hard-work, harmony, brotherhood, peaceful coexistence with oneself and with our environment still remains and will remain forever. But when it comes to its practice there is a difference. Years back, people used to live in family(close knit – joint family), toiling in the farms and factories, taking part in the good and bad of the community, but sitting in a small room, planning a huge project for the company in overseas that will affect the lives of the people there- the changed scenario certainly will bring about changes in dress codes, eating habits, reaching out to people will make as though we are distancing from our community. But the value system doesn't change as it is the standard we apply to us with our past to present.</text:p>
        </text:list-item>
        <text:list-item>
          <text:p text:style-name="P3"><text:span text:style-name="T1">Agree</text:span> – No values of any culture can be better or worse as it suits that culture for bringing about harmony, enrichment and above all a sense of belonging and responsibility to that culture. Values are traits or attributes the members of that culture followed for ages that helped in <text:soft-page-break/>bringing about their advancement. The traits that don't stand the test of time will wither away. Some cultures do have some narrow traits or attributes but when it interacts with a larger society, they either adjust or discard for common acceptance and understanding.</text:p>
          <text:p text:style-name="P2"/>
          <text:p text:style-name="P2">PART – II</text:p>
        </text:list-item>
      </text:list>
      <text:p text:style-name="P1"/>
      <text:list xml:id="list7109309917504019920" text:style-name="L2">
        <text:list-item>
          <text:p text:style-name="P4"><text:span text:style-name="T1">C. Both of the above</text:span> – Sometimes subcultures will be supportive of the values of the larger culture – the codes of subcultures like respect to others, responsiveness, sincerity is also insisted in larger culture. But some traits like 'sharing of resources or loyalty to friends' may not be accepted in subcultures. Example – a company will not accept friends sharing the 'passwords' or helping the friends through doors of unaccesible places otherwise.</text:p>
        </text:list-item>
        <text:list-item>
          <text:p text:style-name="P4"><text:span text:style-name="T1">E. All of the above</text:span> – Because society's moral standards are not limited to cultural attitudes, religion, individual sense of right and wrong it is inclusive of all yet above and beyond all.</text:p>
        </text:list-item>
        <text:list-item>
          <text:p text:style-name="P4"><text:span text:style-name="T1">True</text:span> – Some company's may be liberal, some may be strict when it comes to accepting gifts. But in larger sense accepting gifts usually corrupts the system. It compromises organizational privacy substitutes services and creates bias. Some of the codes will be getting along provisions – it may be illegal and immoral as it affects the general interest.</text:p>
        </text:list-item>
        <text:list-item>
          <text:p text:style-name="P4"><text:span text:style-name="T1">D. All of the above</text:span> – Laws that involves road safety has nothing to do with morality. But most of the immoral things are also prohibited by law – but not all. To be safe physically and have better image we <text:s/>also ask ourselves if our action is legal or illegal and try to avoid things <text:s/>that are illegal. But ethics and our sense of morality is above all. They are affected by culture, taste, interest and above all common good.</text:p>
        </text:list-item>
        <text:list-item>
          <text:p text:style-name="P4"><text:span text:style-name="T1">False</text:span> – People from different religions can hold on to the same belief . For instance, there are things that all religion value like family bonding between parents and their kids and so on. If <text:soft-page-break/>that is not there then the family falls apart which puts the family in a bad situation. Religion is <text:s/>created by man in order for him to follow so that he knows his limits and acts accordingly. Only when he/she changes, the religion changes according to their convenience and they tend to move the rules according to their convenience.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BTE620 <text:s text:c="53"/>CWQ- Chapter 3 <text:s text:c="39"/>Kavya Hareendr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7T11:05:59.12</meta:creation-date>
    <dc:date>2013-01-27T13:53:42.76</dc:date>
    <meta:editing-duration>PT2H40M11S</meta:editing-duration>
    <meta:editing-cycles>12</meta:editing-cycles>
    <meta:generator>OpenOffice.org/3.4.1$Win32 OpenOffice.org_project/341m1$Build-9593</meta:generator>
    <meta:document-statistic meta:table-count="0" meta:image-count="0" meta:object-count="0" meta:page-count="4" meta:paragraph-count="18" meta:word-count="1105" meta:character-count="6418"/>
  </office:meta>
</office:document-meta>
</file>